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0f503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3a3ac4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7b8f4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7bcd96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7eb37c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84db2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877788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8c84e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9b4f8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a07c7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a59b97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aadce0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af3b57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b08e8a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b86edc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bc07c9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bd757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d4d7fda" officeooo:paragraph-rsid="2ed01a01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e9c9a6f" officeooo:paragraph-rsid="2e9c9a6f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eb92ad0" officeooo:paragraph-rsid="2eb92ad0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eb92ad0" officeooo:paragraph-rsid="2ece94c9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officeooo:rsid="2e4b37d7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2e84db27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e9112c6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2e92d14a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officeooo:rsid="2e9b4f8a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officeooo:rsid="2ea95e36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officeooo:rsid="2eac79d7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2eb92ad0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e4b37d7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0c2a20a1" style:font-style-asian="normal" style:font-name-complex="Liberation Serif1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2e4b37d7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e4b37d7" style:font-name-asian="標楷體1" style:font-style-asian="normal" style:font-name-complex="標楷體" style:text-emphasize="none"/>
    </style:style>
    <style:style style:name="T16" style:family="text">
      <style:text-properties style:font-name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2677593" text:style-name="L1">
        <text:list-item>
          <text:list>
            <text:list-item>
              <text:p text:style-name="P1"><text:bookmark-start text:name="貧窮的本質"/><text:span text:style-name="T16">貧窮的本質</text:span><text:bookmark-end text:name="貧窮的本質"/></text:p>
              <text:list>
                <text:list-item>
                  <text:p text:style-name="P2"><text:span text:style-name="T2">作者。</text:span></text:p>
                  <text:list>
                    <text:list-item>
                      <text:p text:style-name="P2"><text:span text:style-name="T2">埃斯特</text:span><text:span text:style-name="T10">·</text:span><text:span text:style-name="T2">狄佛洛。</text:span></text:p>
                    </text:list-item>
                    <text:list-item>
                      <text:p text:style-name="P3"><text:span text:style-name="T2">阿比吉特</text:span><text:span text:style-name="T10">·</text:span><text:span text:style-name="T2">班納吉。</text:span></text:p>
                    </text:list-item>
                  </text:list>
                </text:list-item>
                <text:list-item>
                  <text:p text:style-name="P3"><text:span text:style-name="T2">內容。</text:span></text:p>
                  <text:list>
                    <text:list-item>
                      <text:p text:style-name="P5"><text:span text:style-name="T2">貧窮的 原因、現象。</text:span></text:p>
                      <text:list>
                        <text:list-item>
                          <text:p text:style-name="P20"><text:span text:style-name="T2">缺乏 糧食、環境、衛生、教育 →</text:span><text:span text:style-name="T1"> 做出（富人 認定的）錯誤的 決策 → </text:span><text:span text:style-name="T2">貧窮陷阱。</text:span></text:p>
                          <text:list>
                            <text:list-item>
                              <text:p text:style-name="P21"><text:span text:style-name="T1">富人 是（</text:span><text:span text:style-name="T11">貧窮的本質 認定的</text:span><text:span text:style-name="T1">）富人。</text:span></text:p>
                            </text:list-item>
                          </text:list>
                        </text:list-item>
                        <text:list-item>
                          <text:p text:style-name="P6"><text:span text:style-name="T2">缺乏糧食 →</text:span><text:span text:style-name="T3"> 飢餓、挨餓、營養不良 →</text:span><text:span text:style-name="T5"> 體力下降、產出降低、薪水降低</text:span><text:span text:style-name="T3">。</text:span></text:p>
                        </text:list-item>
                        <text:list-item>
                          <text:p text:style-name="P11"><text:span text:style-name="T2">髒亂環境 →</text:span><text:span text:style-name="T3"> 缺乏（可飲用的、乾淨的）水</text:span><text:span text:style-name="T2"> →</text:span><text:span text:style-name="T3"> 容易生病、容易夭折、容易死亡</text:span><text:span text:style-name="T2">。</text:span></text:p>
                        </text:list-item>
                        <text:list-item>
                          <text:p text:style-name="P12"><text:span text:style-name="T2">昂貴</text:span><text:span text:style-name="T8">治療</text:span><text:span text:style-name="T2"> →</text:span><text:span text:style-name="T7"> </text:span><text:span text:style-name="T2">省吃儉用、變賣資產、借高利貸。</text:span></text:p>
                          <text:list>
                            <text:list-item>
                              <text:p text:style-name="P16"><text:span text:style-name="T2">比起（相對便宜 的）預防，窮人 更重視（相對昂貴 的）治療。</text:span></text:p>
                              <text:list>
                                <text:list-item>
                                  <text:p text:style-name="P18"><text:span text:style-name="T2">窮人</text:span><text:span text:style-name="T9"> 是（</text:span><text:span text:style-name="T11">貧窮的本質 認定的</text:span><text:span text:style-name="T9">）</text:span><text:span text:style-name="T2">窮人</text:span><text:span text:style-name="T9">。</text:span></text:p>
                                </text:list-item>
                                <text:list-item>
                                  <text:p text:style-name="P17"><text:span text:style-name="T2">原因很明顯，預防 難以看到、難有立即性、難有顯著性 效果。</text:span></text:p>
                                </text:list-item>
                                <text:list-item>
                                  <text:p text:style-name="P17"><text:span text:style-name="T2">原因很明顯，治療 容易看到、易有立即性、易有顯著性 效果。</text:span></text:p>
                                </text:list-item>
                              </text:list>
                            </text:list-item>
                            <text:list-item>
                              <text:p text:style-name="P16"><text:span text:style-name="T2">比起（相對便宜 的）政府醫院，窮人 更偏向選擇（相對昂貴 的）私人醫院。</text:span></text:p>
                              <text:list>
                                <text:list-item>
                                  <text:p text:style-name="P14"><text:span text:style-name="T2">翹班率，政府醫院 &gt;&gt;&gt; 私人醫院。</text:span></text:p>
                                  <text:list>
                                    <text:list-item>
                                      <text:p text:style-name="P13"><text:span text:style-name="T2">&gt;&gt;&gt; 是 遠遠高於。</text:span></text:p>
                                    </text:list-item>
                                    <text:list-item>
                                      <text:p text:style-name="P14"><text:span text:style-name="T2">病人 無法預測，保健服務者的 翹班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<text:span text:style-name="T3">堪憂醫療</text:span><text:span text:style-name="T2"> →</text:span><text:span text:style-name="T3"> 感染到 併發症、其他傳染病。</text:span></text:p>
                              <text:list>
                                <text:list-item>
                                  <text:p text:style-name="P10"><text:span text:style-name="T7">骯髒環境、無照醫師。</text:span></text:p>
                                </text:list-item>
                                <text:list-item>
                                  <text:p text:style-name="P10"><text:span text:style-name="T7">重複使用針頭、濫用抗生素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<text:span text:style-name="T2">缺乏教育 →</text:span><text:span text:style-name="T4"> </text:span><text:span text:style-name="T2">浪費人才。</text:span></text:p>
                        </text:list-item>
                      </text:list>
                    </text:list-item>
                    <text:list-item>
                      <text:p text:style-name="P3"><text:span text:style-name="T2">貧窮陷阱。</text:span></text:p>
                      <text:list>
                        <text:list-item>
                          <text:p text:style-name="P3"><text:span text:style-name="T2">無法打破 財務增長的 受限。</text:span></text:p>
                        </text:list-item>
                        <text:list-item>
                          <text:p text:style-name="P3"><text:span text:style-name="T12">XY</text:span><text:span text:style-name="T2">坐標系。</text:span></text:p>
                          <text:list>
                            <text:list-item>
                              <text:p text:style-name="P3"><text:span text:style-name="T15">X軸</text:span><text:span text:style-name="T2"> 是 當下的收入。</text:span></text:p>
                            </text:list-item>
                            <text:list-item>
                              <text:p text:style-name="P3"><text:span text:style-name="T12">Y</text:span><text:span text:style-name="T2">軸 是 未來的收入。</text:span></text:p>
                            </text:list-item>
                            <text:list-item>
                              <text:p text:style-name="P3"><text:span text:style-name="T12">S</text:span><text:span text:style-name="T2">曲線、從</text:span><text:span text:style-name="T15">（XY</text:span><text:span text:style-name="T2">坐標系 的）零點出發的（趨近 </text:span><text:span text:style-name="T15">S曲</text:span><text:span text:style-name="T2">線的）直線。</text:span></text:p>
                              <text:list>
                                <text:list-item>
                                  <text:p text:style-name="P8"><text:span text:style-name="T2">貧窮陷阱 之內，向左 收斂。</text:span></text:p>
                                  <text:list>
                                    <text:list-item>
                                      <text:p text:style-name="P8"><text:span text:style-name="T2">窮人 會越來越 窮。</text:span></text:p>
                                      <text:list>
                                        <text:list-item>
                                          <text:p text:style-name="P9"><text:span text:style-name="T2">越吃越差 →</text:span><text:span text:style-name="T6"> 體力越來越</text:span><text:span text:style-name="T2">差。</text:span></text:p>
                                        </text:list-item>
                                        <text:list-item>
                                          <text:p text:style-name="P19"><text:span text:style-name="T2">（主動、被動、被迫、不得不、為了生存 做）富人 不願意做的 工作。</text:span></text:p>
                                        </text:list-item>
                                        <text:list-item>
                                          <text:p text:style-name="P8"><text:span text:style-name="T2">選擇 越來越少。</text:span></text:p>
                                          <text:list>
                                            <text:list-item>
                                              <text:p text:style-name="P8"><text:span text:style-name="T2">選擇 是 教育、食物、環境 種類、管道、內容、品質、數量 選擇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"><text:span text:style-name="T2">貧窮陷阱 之外，向右 收斂。</text:span></text:p>
                                  <text:list>
                                    <text:list-item>
                                      <text:p text:style-name="P7"><text:span text:style-name="T2">富人 會越來越 富。</text:span></text:p>
                                      <text:list>
                                        <text:list-item>
                                          <text:p text:style-name="P7"><text:span text:style-name="T2">越吃越好 →</text:span><text:span text:style-name="T6"> 體力越來越好</text:span><text:span text:style-name="T2">。</text:span></text:p>
                                        </text:list-item>
                                        <text:list-item>
                                          <text:p text:style-name="P7"><text:span text:style-name="T2">做自己想要做的工作、做輕鬆的工作、不用工作就能越來越富。</text:span></text:p>
                                        </text:list-item>
                                        <text:list-item>
                                          <text:p text:style-name="P7"><text:span text:style-name="T2">選擇 越來越多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"><text:span text:style-name="T13">明顯例子，食物、健康、精力、時間、空間 的 貧窮陷阱。</text:span></text:p>
                          <text:list>
                            <text:list-item>
                              <text:p text:style-name="P15"><text:span text:style-name="T13">食物、健康、精力、時間、空間</text:span><text:span text:style-name="T12"> 持續、複利效應 降低、退化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<text:span text:style-name="T2">缺乏 初始資金。</text:span></text:p>
                      <text:list>
                        <text:list-item>
                          <text:p text:style-name="P2"><text:span text:style-name="T2">借貸、透支、破產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05-23T20:35:10.594000000</dc:date>
    <meta:editing-duration>P13DT7H37M</meta:editing-duration>
    <meta:editing-cycles>11080</meta:editing-cycles>
    <meta:document-statistic meta:table-count="0" meta:image-count="0" meta:object-count="0" meta:page-count="1" meta:paragraph-count="44" meta:word-count="734" meta:character-count="861" meta:non-whitespace-character-count="784"/>
  </office:meta>
</office:document-meta>
</file>